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ext-properties style:font-name="Linux Biolinum O"/>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3"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3"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2"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table:number-columns-repeated="3"/>
          <table:table-cell office:value-type="float" office:value="1" calcext:value-type="float">
            <text:p>1</text:p>
          </table:table-cell>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 COS301</text:p>
          </table:table-cell>
          <table:table-cell table:number-columns-repeated="1015"/>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1">00/00/0000</text:date>, <text:time style:data-style-name="N2" text:time-value="23:52:15.72398625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1T23:54:48.262525262</dc:date>
    <meta:creation-date>2016-09-05T22:47:24Z</meta:creation-date>
    <meta:editing-cycles>1231</meta:editing-cycles>
    <meta:editing-duration>P24DT9H50M17S</meta:editing-duration>
    <meta:generator>LibreOffice/5.2.7.2$Linux_X86_64 LibreOffice_project/20m0$Build-2</meta:generator>
    <meta:document-statistic meta:table-count="4" meta:cell-count="3928" meta:object-count="0"/>
  </office:meta>
</office:document-meta>
</file>